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81d1" officeooo:paragraph-rsid="000381d1"/>
    </style:style>
    <style:style style:name="P2" style:family="paragraph" style:parent-style-name="Text_20_body" style:list-style-name="L1"/>
    <style:style style:name="P3" style:family="paragraph" style:parent-style-name="Text_20_body">
      <style:text-properties officeooo:rsid="0004d64e" officeooo:paragraph-rsid="0004d64e"/>
    </style:style>
    <style:style style:name="P4" style:family="paragraph" style:parent-style-name="Text_20_body" style:list-style-name="L2"/>
    <style:style style:name="P5" style:family="paragraph" style:parent-style-name="Text_20_body">
      <style:paragraph-properties fo:margin-top="0cm" fo:margin-bottom="0.499cm" loext:contextual-spacing="false"/>
      <style:text-properties officeooo:paragraph-rsid="0004c649"/>
    </style:style>
    <style:style style:name="P6" style:family="paragraph" style:parent-style-name="Preformatted_20_Text">
      <style:text-properties officeooo:rsid="000381d1" officeooo:paragraph-rsid="000381d1"/>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officeooo:paragraph-rsid="000381d1"/>
    </style:style>
    <style:style style:name="P9" style:family="paragraph" style:parent-style-name="Preformatted_20_Text">
      <style:paragraph-properties fo:margin-top="0cm" fo:margin-bottom="0.499cm" loext:contextual-spacing="false"/>
      <style:text-properties officeooo:paragraph-rsid="0004c649"/>
    </style:style>
    <style:style style:name="T1" style:family="text">
      <style:text-properties officeooo:rsid="000381d1"/>
    </style:style>
    <style:style style:name="T2" style:family="text">
      <style:text-properties officeooo:rsid="0004c649"/>
    </style:style>
    <style:style style:name="T3" style:family="text">
      <style:text-properties fo:language="en" fo:country="US" fo:font-weight="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rite a c program to find the swap two integer numbers without using third variable.</text:p>
      <text:p text:style-name="P1"/>
      <text:p text:style-name="P6"><text:span text:style-name="Source_20_Text">#include &lt;stdio.h&gt;</text:span></text:p>
      <text:p text:style-name="Preformatted_20_Text"/>
      <text:p text:style-name="Preformatted_20_Text"><text:span text:style-name="Source_20_Text">int main() {</text:span></text:p>
      <text:p text:style-name="Preformatted_20_Text"><text:span text:style-name="Source_20_Text"><text:s text:c="4"/>int a, b;</text:span></text:p>
      <text:p text:style-name="Preformatted_20_Text"/>
      <text:p text:style-name="Preformatted_20_Text"><text:span text:style-name="Source_20_Text"><text:s text:c="4"/>printf("Enter value of a: ");</text:span></text:p>
      <text:p text:style-name="Preformatted_20_Text"><text:span text:style-name="Source_20_Text"><text:s text:c="4"/>scanf("%d", &amp;a);</text:span></text:p>
      <text:p text:style-name="Preformatted_20_Text"/>
      <text:p text:style-name="Preformatted_20_Text"><text:span text:style-name="Source_20_Text"><text:s text:c="4"/>printf("Enter value of b: ");</text:span></text:p>
      <text:p text:style-name="Preformatted_20_Text"><text:span text:style-name="Source_20_Text"><text:s text:c="4"/>scanf("%d", &amp;b);</text:span></text:p>
      <text:p text:style-name="Preformatted_20_Text"/>
      <text:p text:style-name="Preformatted_20_Text"><text:span text:style-name="Source_20_Text"><text:s text:c="4"/>printf("Before swap: a = %d, b = %d\n", a, b);</text:span></text:p>
      <text:p text:style-name="Preformatted_20_Text"/>
      <text:p text:style-name="Preformatted_20_Text"><text:span text:style-name="Source_20_Text"><text:s text:c="4"/>// swap values</text:span></text:p>
      <text:p text:style-name="Preformatted_20_Text"><text:span text:style-name="Source_20_Text"><text:s text:c="4"/>a = a + b;</text:span></text:p>
      <text:p text:style-name="Preformatted_20_Text"><text:span text:style-name="Source_20_Text"><text:s text:c="4"/>b = a - b;</text:span></text:p>
      <text:p text:style-name="Preformatted_20_Text"><text:span text:style-name="Source_20_Text"><text:s text:c="4"/>a = a - b;</text:span></text:p>
      <text:p text:style-name="Preformatted_20_Text"/>
      <text:p text:style-name="Preformatted_20_Text"><text:span text:style-name="Source_20_Text"><text:s text:c="4"/>printf("After swap: a = %d, b = %d\n", a, b);</text:span></text:p>
      <text:p text:style-name="Preformatted_20_Text"/>
      <text:p text:style-name="Preformatted_20_Text"><text:span text:style-name="Source_20_Text"><text:s text:c="4"/>return 0;</text:span></text:p>
      <text:p text:style-name="P7"><text:span text:style-name="Source_20_Text">}</text:span></text:p>
      <text:p text:style-name="P7"><text:span text:style-name="Source_20_Text"/></text:p>
      <text:p text:style-name="P8"><text:span text:style-name="Source_20_Text"><text:span text:style-name="T1">2.write a program to count no of ones in given 32 bit unsigned number.</text:span></text:span></text:p>
      <text:p text:style-name="P8"><text:span text:style-name="Source_20_Text">#include &lt;stdio.h&gt;</text:span></text:p>
      <text:p text:style-name="Preformatted_20_Text"/>
      <text:p text:style-name="Preformatted_20_Text"><text:span text:style-name="Source_20_Text">int count_ones(unsigned int n) {</text:span></text:p>
      <text:p text:style-name="Preformatted_20_Text"><text:span text:style-name="Source_20_Text"><text:s text:c="4"/>int count = 0;</text:span></text:p>
      <text:p text:style-name="Preformatted_20_Text"><text:span text:style-name="Source_20_Text"><text:s text:c="4"/>while (n &gt; 0) {</text:span></text:p>
      <text:p text:style-name="Preformatted_20_Text"><text:span text:style-name="Source_20_Text"><text:s text:c="8"/>if (n &amp; 1) {</text:span></text:p>
      <text:p text:style-name="Preformatted_20_Text"><text:span text:style-name="Source_20_Text"><text:s text:c="12"/>count++;</text:span></text:p>
      <text:p text:style-name="Preformatted_20_Text"><text:span text:style-name="Source_20_Text"><text:s text:c="8"/>}</text:span></text:p>
      <text:p text:style-name="Preformatted_20_Text"><text:span text:style-name="Source_20_Text"><text:s text:c="8"/>n = n &gt;&gt; 1;</text:span></text:p>
      <text:p text:style-name="Preformatted_20_Text"><text:span text:style-name="Source_20_Text"><text:s text:c="4"/>}</text:span></text:p>
      <text:p text:style-name="Preformatted_20_Text"><text:span text:style-name="Source_20_Text"><text:s text:c="4"/>return count;</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 text:c="4"/>unsigned int n;</text:span></text:p>
      <text:p text:style-name="Preformatted_20_Text"/>
      <text:p text:style-name="Preformatted_20_Text"><text:span text:style-name="Source_20_Text"><text:s text:c="4"/>printf("Enter a 32-bit unsigned number: ");</text:span></text:p>
      <text:p text:style-name="Preformatted_20_Text"><text:span text:style-name="Source_20_Text"><text:s text:c="4"/>scanf("%u", &amp;n);</text:span></text:p>
      <text:p text:style-name="Preformatted_20_Text"/>
      <text:p text:style-name="Preformatted_20_Text"><text:span text:style-name="Source_20_Text"><text:s text:c="4"/>int ones_count = count_ones(n);</text:span></text:p>
      <text:p text:style-name="Preformatted_20_Text"><text:span text:style-name="Source_20_Text"><text:s text:c="4"/>printf("Number of ones in %u is %d\n", n, ones_count);</text:span></text:p>
      <text:p text:style-name="Preformatted_20_Text"/>
      <text:p text:style-name="Preformatted_20_Text"><text:span text:style-name="Source_20_Text"><text:s text:c="4"/>return 0;</text:span></text:p>
      <text:p text:style-name="P7"><text:span text:style-name="Source_20_Text">}</text:span></text:p>
      <text:p text:style-name="P9"><text:span text:style-name="Source_20_Text"><text:span text:style-name="T2">3.difference bitween global static and local static.</text:span></text:span></text:p>
      <text:p text:style-name="P9"><text:span text:style-name="Source_20_Text"><text:span text:style-name="T3">a static global variable can be accessed from anywhere inside the program while a static local variable can be accessed only where its scope exists</text:span></text:span></text:p>
      <text:p text:style-name="P5"><text:soft-page-break/><text:span text:style-name="Source_20_Text">Global Static: Global static variables are declared outside any function, and are accessible throughout the program. They are initialized to zero by default, and retain their values between function calls. Global static variables have a file scope, which means they can only be accessed within the file in which they are defined.</text:span></text:p>
      <text:list xml:id="list2672984695" text:style-name="L1">
        <text:list-item>
          <text:p text:style-name="P2">Local Static: Local static variables are declared inside a function using the static keyword. They are initialized to zero by default, and retain their values between function calls. Local static variables have a block scope, which means they can only be accessed within the block in which they are defined.</text:p>
        </text:list-item>
        <text:list-item>
          <text:p text:style-name="P2">Static Functions: Static functions are declared with the static keyword, and have file scope. They can only be called within the file in which they are defined, and are not visible to other files.</text:p>
        </text:list-item>
      </text:list>
      <text:p text:style-name="Text_20_body">The main difference between global static and local static variables is their scope. Global static variables have a file scope and can be accessed from any function within the file, whereas local static variables have a block scope and can only be accessed within the block in which they are defined.</text:p>
      <text:p text:style-name="Text_20_body">Another difference is that global static variables are initialized to zero by default, whereas local static variables are not initialized unless explicitly initialized by the programmer.</text:p>
      <text:p text:style-name="Text_20_body">It's worth noting that both global static and local static variables retain their values between function calls, unlike automatic variables which are destroyed and re-created every time a function is called. This feature can be useful in certain situations where you want to maintain state across function calls.</text:p>
      <text:p text:style-name="Text_20_body"/>
      <text:p text:style-name="P3">7.what is volatile?, where do you use it.</text:p>
      <text:p text:style-name="P3">n C programming language, <text:span text:style-name="Source_20_Text">volatile</text:span> is a keyword that is used to indicate that a variable may be changed outside the control of the program. When a variable is declared as volatile, the compiler is instructed not to optimize any code that uses that variable, since the value of the variable may change unexpectedly.</text:p>
      <text:p text:style-name="Text_20_body">In general, the <text:span text:style-name="Source_20_Text">volatile</text:span> keyword is used to tell the compiler that a variable should not be cached in a register or optimized in any way, since it may be modified by external hardware or other processes outside the control of the program. Some examples of where you might use <text:span text:style-name="Source_20_Text">volatile</text:span> include:</text:p>
      <text:list xml:id="list2269470756" text:style-name="L2">
        <text:list-item>
          <text:p text:style-name="P4">Accessing hardware registers: In embedded systems programming, it's common to use volatile variables to access hardware registers directly. Since the value of a register may be changed by external hardware, it's important to ensure that the compiler does not optimize away any code that accesses the register.</text:p>
        </text:list-item>
        <text:list-item>
          <text:p text:style-name="P4">Interrupt service routines: When an interrupt occurs, the program jumps to an interrupt service routine (ISR), which may modify variables that are also accessed by the main <text:soft-page-break/>program. To ensure that the main program sees the correct values of these variables, they should be declared as volatile.</text:p>
        </text:list-item>
        <text:list-item>
          <text:p text:style-name="P4">Multithreaded programming: In multithreaded programs, variables may be accessed by multiple threads simultaneously. To ensure that each thread sees the correct values of these variables, they should be declared as volatile.</text:p>
        </text:list-item>
      </text:list>
      <text:p text:style-name="Text_20_body">It's important to note that the use of <text:span text:style-name="Source_20_Text">volatile</text:span> does not guarantee thread safety or protect against all possible race conditions. <text:span text:style-name="Source_20_Text">Volatile</text:span> only guarantees that the value of the variable will not be cached or optimized by the compiler, and that any accesses to the variable will be performed directly from memory. Proper synchronization mechanisms must still be used to ensure thread safety.</text:p>
      <text:p text:style-name="P3"/>
      <text:p text:style-name="P3"/>
      <text:p text:style-name="P9"><text:span text:style-name="Source_20_Text"/></text:p>
      <text:p text:style-name="P8"><text:span text:style-name="Source_20_Te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7T12:00:39.484408691</meta:creation-date>
    <dc:date>2023-03-17T12:13:32.989696388</dc:date>
    <meta:editing-duration>PT12M53S</meta:editing-duration>
    <meta:editing-cycles>4</meta:editing-cycles>
    <meta:generator>LibreOffice/6.0.7.3$Linux_X86_64 LibreOffice_project/00m0$Build-3</meta:generator>
    <meta:document-statistic meta:table-count="0" meta:image-count="0" meta:object-count="0" meta:page-count="3" meta:paragraph-count="51" meta:word-count="754" meta:character-count="4564" meta:non-whitespace-character-count="3742"/>
  </office:meta>
</office:document-meta>
</file>